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35in" style:rel-column-width="4348*"/>
    </style:style>
    <style:style style:name="Table1.B" style:family="table-column">
      <style:table-column-properties style:column-width="1.7722in" style:rel-column-width="2609*"/>
    </style:style>
    <style:style style:name="Table1.C" style:family="table-column">
      <style:table-column-properties style:column-width="1.9674in" style:rel-column-width="2897*"/>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 style:family="table">
      <style:table-properties style:width="6.6931in" table:align="margins" style:may-break-between-rows="false" style:writing-mode="lr-tb"/>
    </style:style>
    <style:style style:name="Table.A" style:family="table-column">
      <style:table-column-properties style:column-width="0.8715in" style:rel-column-width="1255*"/>
    </style:style>
    <style:style style:name="Table.B" style:family="table-column">
      <style:table-column-properties style:column-width="1.4451in" style:rel-column-width="2081*"/>
    </style:style>
    <style:style style:name="Table.C" style:family="table-column">
      <style:table-column-properties style:column-width="4.3764in" style:rel-column-width="6302*"/>
    </style:style>
    <style:style style:name="Table.A1" style:family="table-cell">
      <style:table-cell-properties style:writing-mode="page"/>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style:snap-to-layout-grid="false"/>
      <style:text-properties fo:font-size="14pt" style:font-size-asian="14pt" style:font-size-complex="14pt"/>
    </style:style>
    <style:style style:name="P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9" style:family="paragraph" style:parent-style-name="Standard">
      <style:paragraph-properties fo:text-align="center" style:justify-single-word="false"/>
      <style:text-properties fo:color="#000000" loext:opacity="100%" fo:font-size="14pt" style:font-size-asian="14pt" style:font-size-complex="14pt"/>
    </style:style>
    <style:style style:name="P10" style:family="paragraph" style:parent-style-name="Standard">
      <style:paragraph-properties fo:text-align="center" style:justify-single-word="false"/>
      <style:text-properties fo:color="#000000" loext:opacity="100%" fo:font-size="14pt" officeooo:rsid="001e0c1d" style:font-size-asian="14pt" style:font-size-complex="14pt"/>
    </style:style>
    <style:style style:name="P11" style:family="paragraph" style:parent-style-name="Standard">
      <style:paragraph-properties fo:line-height="150%" fo:text-align="center" style:justify-single-word="false"/>
      <style:text-properties fo:color="#000000" loext:opacity="100%" fo:font-size="14pt" fo:background-color="transparent" style:font-size-asian="14pt" style:font-size-complex="14pt" style:font-weight-complex="bold"/>
    </style:style>
    <style:style style:name="P12" style:family="paragraph" style:parent-style-name="Standard">
      <style:paragraph-properties fo:line-height="150%" fo:text-align="justify" style:justify-single-word="false"/>
      <style:text-properties fo:color="#000000" loext:opacity="100%" fo:font-size="14pt" fo:font-weight="normal" officeooo:rsid="002b6e1f" officeooo:paragraph-rsid="002b6e1f"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color="#000000" loext:opacity="100%" fo:font-size="14pt" fo:font-weight="normal" officeooo:rsid="002b8c94" officeooo:paragraph-rsid="002b8c94"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color="#000000" loext:opacity="100%" style:font-name="Times New Roman" fo:font-size="14pt" fo:language="ru" fo:country="RU" fo:font-weight="normal" officeooo:rsid="002cbbb4" officeooo:paragraph-rsid="002cbbb4" style:font-name-asian="Times New Roman" style:font-size-asian="14pt" style:font-weight-asian="normal" style:font-name-complex="Times New Roman" style:font-size-complex="14pt" style:language-complex="ar" style:country-complex="SA" style:font-weight-complex="normal"/>
    </style:style>
    <style:style style:name="P15" style:family="paragraph" style:parent-style-name="Standard">
      <style:paragraph-properties fo:line-height="150%" fo:text-align="justify" style:justify-single-word="false"/>
      <style:text-properties fo:color="#000000" loext:opacity="100%" style:font-name="Times New Roman" fo:font-size="14pt" fo:language="ru" fo:country="RU" fo:font-weight="normal" officeooo:rsid="002cbbb4" officeooo:paragraph-rsid="002cd649" style:font-name-asian="Times New Roman" style:font-size-asian="14pt" style:font-weight-asian="normal" style:font-name-complex="Times New Roman" style:font-size-complex="14pt" style:language-complex="ar" style:country-complex="SA" style:font-weight-complex="normal"/>
    </style:style>
    <style:style style:name="P16" style:family="paragraph" style:parent-style-name="Standard">
      <style:paragraph-properties fo:margin-left="0in" fo:margin-right="0in" fo:line-height="150%" fo:text-align="justify" style:justify-single-word="false" fo:text-indent="0.4925in" style:auto-text-indent="false"/>
    </style:style>
    <style:style style:name="P17"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fc26f" style:font-size-asian="14pt" style:font-weight-asian="bold" style:font-size-complex="14pt"/>
    </style:style>
    <style:style style:name="P19" style:family="paragraph" style:parent-style-name="Standard">
      <style:paragraph-properties fo:margin-left="0in" fo:margin-right="0in" fo:line-height="150%" fo:text-align="justify" style:justify-single-word="false" fo:text-indent="0.4925in" style:auto-text-indent="false"/>
      <style:text-properties fo:font-size="14pt" fo:font-weight="bold" officeooo:rsid="0025030e" officeooo:paragraph-rsid="0025030e" style:font-size-asian="14pt" style:font-weight-asian="bold" style:font-size-complex="14pt" style:font-weight-complex="bold"/>
    </style:style>
    <style:style style:name="P20"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25030e" officeooo:paragraph-rsid="0025030e" style:font-size-asian="14pt" style:font-weight-asian="normal" style:font-size-complex="14pt" style:font-weight-complex="normal"/>
    </style:style>
    <style:style style:name="P21"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25030e" officeooo:paragraph-rsid="00262302" style:font-size-asian="14pt" style:font-weight-asian="normal" style:font-size-complex="14pt" style:font-weight-complex="normal"/>
    </style:style>
    <style:style style:name="P22" style:family="paragraph" style:parent-style-name="Standard">
      <style:paragraph-properties fo:margin-left="0in" fo:margin-right="0in" fo:line-height="150%" fo:text-align="justify" style:justify-single-word="false" fo:text-indent="0.4925in" style:auto-text-indent="false"/>
      <style:text-properties fo:color="#ff0000" loext:opacity="100%" fo:font-size="14pt" officeooo:paragraph-rsid="001fc26f" style:font-size-asian="14pt" style:font-size-complex="14pt"/>
    </style:style>
    <style:style style:name="P23" style:family="paragraph" style:parent-style-name="Standard">
      <style:paragraph-properties fo:margin-left="0in" fo:margin-right="0in" fo:line-height="150%" fo:text-align="justify" style:justify-single-word="false" fo:text-indent="0.4925in" style:auto-text-indent="false"/>
      <style:text-properties fo:color="#ff0000" loext:opacity="100%" fo:font-size="14pt" fo:font-weight="bold" style:font-size-asian="14pt" style:font-weight-asian="bold" style:font-size-complex="14pt"/>
    </style:style>
    <style:style style:name="P24"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1e0c1d" style:font-size-asian="14pt" style:font-size-complex="14pt"/>
    </style:style>
    <style:style style:name="P25"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fo:font-weight="bold" officeooo:rsid="0022f2f7" style:font-size-asian="14pt" style:font-weight-asian="bold" style:font-size-complex="14pt" style:font-weight-complex="bold"/>
    </style:style>
    <style:style style:name="P26"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DejaVu Sans Mono" fo:font-size="12pt" officeooo:rsid="0022f2f7" officeooo:paragraph-rsid="0022f2f7" style:font-size-asian="12pt" style:font-size-complex="12pt"/>
    </style:style>
    <style:style style:name="P27"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28" style:family="paragraph" style:parent-style-name="Times14_5f_РИО2">
      <style:paragraph-properties fo:margin-left="0in" fo:margin-right="0in" fo:line-height="150%" fo:text-align="center" style:justify-single-word="false" fo:text-indent="0in" style:auto-text-indent="false"/>
    </style:style>
    <style:style style:name="P29" style:family="paragraph" style:parent-style-name="Standard">
      <style:paragraph-properties fo:margin-left="0in" fo:margin-right="0in" fo:line-height="150%" fo:text-align="justify" style:justify-single-word="false" fo:text-indent="0in" style:auto-text-indent="false"/>
      <style:text-properties fo:color="#000000" loext:opacity="100%" fo:font-size="14pt" fo:font-weight="bold" officeooo:paragraph-rsid="0027f1fd" style:font-size-asian="14pt" style:font-weight-asian="bold" style:font-size-complex="14pt" style:font-weight-complex="bold"/>
    </style:style>
    <style:style style:name="P30" style:family="paragraph" style:parent-style-name="Standard">
      <style:paragraph-properties fo:margin-left="0in" fo:margin-right="0in" fo:line-height="150%" fo:text-align="justify" style:justify-single-word="false" fo:text-indent="0in" style:auto-text-indent="false"/>
      <style:text-properties fo:color="#000000" loext:opacity="100%" fo:font-size="14pt" fo:font-weight="bold" officeooo:rsid="0027f1fd" officeooo:paragraph-rsid="0027f1fd" style:font-size-asian="14pt" style:font-weight-asian="bold" style:font-size-complex="14pt" style:font-weight-complex="bold"/>
    </style:style>
    <style:style style:name="P31" style:family="paragraph" style:parent-style-name="Times14_5f_РИО2">
      <style:paragraph-properties fo:margin-left="0in" fo:margin-right="0in" fo:line-height="150%" fo:text-align="center" style:justify-single-word="false" fo:text-indent="0in" style:auto-text-indent="false" fo:break-before="page"/>
      <style:text-properties officeooo:paragraph-rsid="002fe90f"/>
    </style:style>
    <style:style style:name="P32"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33" style:family="paragraph" style:parent-style-name="Standard" style:list-style-name="L3">
      <style:paragraph-properties fo:line-height="150%" fo:text-align="justify" style:justify-single-word="false"/>
      <style:text-properties fo:color="#000000" loext:opacity="100%" style:font-name="Times New Roman" fo:font-size="14pt" fo:language="ru" fo:country="RU" fo:font-weight="normal" officeooo:rsid="0027f1fd" officeooo:paragraph-rsid="0027f1fd" style:font-name-asian="Times New Roman" style:font-size-asian="14pt" style:font-weight-asian="normal" style:font-name-complex="Times New Roman" style:font-size-complex="14pt" style:language-complex="ar" style:country-complex="SA" style:font-weight-complex="normal"/>
    </style:style>
    <style:style style:name="P34" style:family="paragraph" style:parent-style-name="Standard" style:list-style-name="L2">
      <style:paragraph-properties fo:line-height="150%" fo:text-align="justify" style:justify-single-word="false"/>
      <style:text-properties fo:color="#000000" loext:opacity="100%" fo:font-size="14pt" fo:font-weight="normal" officeooo:rsid="0027f1fd" officeooo:paragraph-rsid="0027f1fd" style:font-size-asian="14pt" style:font-weight-asian="normal" style:font-size-complex="14pt" style:font-weight-complex="normal"/>
    </style:style>
    <style:style style:name="P35" style:family="paragraph" style:parent-style-name="Standard">
      <style:paragraph-properties fo:line-height="150%" fo:text-align="justify" style:justify-single-word="false"/>
      <style:text-properties fo:color="#000000" loext:opacity="100%" fo:font-size="14pt" fo:font-weight="normal" officeooo:rsid="002b6e1f" officeooo:paragraph-rsid="00380c36" style:font-size-asian="14pt" style:font-weight-asian="normal" style:font-size-complex="14pt" style:font-weight-complex="normal"/>
    </style:style>
    <style:style style:name="P36" style:family="paragraph" style:parent-style-name="Standard">
      <style:paragraph-properties fo:line-height="150%" fo:text-align="justify" style:justify-single-word="false"/>
      <style:text-properties fo:color="#000000" loext:opacity="100%" fo:font-size="14pt" officeooo:paragraph-rsid="002db308" style:font-size-asian="14pt"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2fe90f" officeooo:paragraph-rsid="002fe90f" style:font-size-asian="14pt"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39" style:family="paragraph" style:parent-style-name="Standard">
      <style:paragraph-properties fo:margin-left="0in" fo:margin-right="0in" fo:line-height="150%" fo:text-align="center" style:justify-single-word="false" fo:text-indent="0.4925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40" style:family="paragraph" style:parent-style-name="Standard">
      <style:paragraph-properties fo:margin-left="0in" fo:margin-right="0in" fo:line-height="150%" fo:text-align="start" style:justify-single-word="false" fo:text-indent="0.4925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41"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1fc26f" officeooo:paragraph-rsid="001fc26f" style:font-name-asian="Times New Roman" style:font-size-asian="14pt" style:font-name-complex="Times New Roman" style:font-size-complex="14pt" style:language-complex="ar" style:country-complex="SA"/>
    </style:style>
    <style:style style:name="P42"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33336c" officeooo:paragraph-rsid="0033336c" style:font-name-asian="Times New Roman" style:font-size-asian="14pt" style:font-name-complex="Times New Roman" style:font-size-complex="14pt" style:language-complex="ar" style:country-complex="SA"/>
    </style:style>
    <style:style style:name="P43"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34cc4e" officeooo:paragraph-rsid="0034cc4e" style:font-name-asian="Times New Roman" style:font-size-asian="14pt" style:font-name-complex="Times New Roman" style:font-size-complex="14pt" style:language-complex="ar" style:country-complex="SA"/>
    </style:style>
    <style:style style:name="P44" style:family="paragraph" style:parent-style-name="Standard">
      <style:paragraph-properties fo:margin-left="0in" fo:margin-right="0in" fo:line-height="150%" fo:text-align="justify" style:justify-single-word="false" fo:text-indent="0.4925in" style:auto-text-indent="false"/>
      <style:text-properties fo:color="#000000" loext:opacity="100%" officeooo:paragraph-rsid="0034cc4e"/>
    </style:style>
    <style:style style:name="P45" style:family="paragraph" style:parent-style-name="Standard">
      <style:paragraph-properties fo:margin-left="0in" fo:margin-right="0in" fo:line-height="150%" fo:text-align="justify" style:justify-single-word="false" fo:text-indent="0.4925in" style:auto-text-indent="false"/>
      <style:text-properties fo:color="#000000" loext:opacity="100%" officeooo:rsid="0034cc4e" officeooo:paragraph-rsid="0034cc4e"/>
    </style:style>
    <style:style style:name="P46"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DejaVu Sans Mono" fo:font-size="12pt" officeooo:rsid="0022f2f7" officeooo:paragraph-rsid="0022f2f7" style:font-size-asian="12pt" style:font-size-complex="12pt"/>
    </style:style>
    <style:style style:name="P47"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48"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25030e" style:font-size-asian="14pt" style:font-weight-asian="bold" style:font-size-complex="14pt"/>
    </style:style>
    <style:style style:name="P49"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25030e" officeooo:paragraph-rsid="00380c36" style:font-size-asian="14pt" style:font-weight-asian="normal" style:font-size-complex="14pt" style:font-weight-complex="normal"/>
    </style:style>
    <style:style style:name="P50" style:family="paragraph" style:parent-style-name="Standard">
      <style:paragraph-properties fo:margin-left="0in" fo:margin-right="0in" fo:line-height="150%" fo:text-align="start" style:justify-single-word="false" fo:text-indent="0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51" style:family="paragraph" style:parent-style-name="Table_20_Contents">
      <style:paragraph-properties fo:text-align="center" style:justify-single-word="false"/>
      <style:text-properties officeooo:rsid="0034cc4e" officeooo:paragraph-rsid="0034cc4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rsid="0035d5b9" officeooo:paragraph-rsid="0035d5b9"/>
    </style:style>
    <style:style style:name="P54" style:family="paragraph" style:parent-style-name="Table_20_Contents">
      <style:paragraph-properties fo:text-align="start" style:justify-single-word="false"/>
      <style:text-properties officeooo:rsid="0035d5b9" officeooo:paragraph-rsid="0035d5b9"/>
    </style:style>
    <style:style style:name="T1" style:family="text">
      <style:text-properties fo:text-transform="uppercase" style:font-size-complex="14pt"/>
    </style:style>
    <style:style style:name="T2" style:family="text">
      <style:text-properties fo:text-transform="uppercase" officeooo:rsid="0022f2f7" style:font-weight-complex="normal"/>
    </style:style>
    <style:style style:name="T3" style:family="text">
      <style:text-properties fo:text-transform="uppercase" fo:color="#ff0000" loext:opacity="100%" fo:font-size="14pt" style:font-size-asian="14pt" style:font-size-complex="14pt" style:font-weight-complex="normal"/>
    </style:style>
    <style:style style:name="T4" style:family="text">
      <style:text-properties fo:font-size="14pt" style:font-size-asian="14pt" style:font-size-complex="14pt"/>
    </style:style>
    <style:style style:name="T5" style:family="text">
      <style:text-properties fo:font-size="14pt" officeooo:rsid="001e0c1d" style:font-size-asian="14pt" style:font-size-complex="14pt"/>
    </style:style>
    <style:style style:name="T6" style:family="text">
      <style:text-properties fo:font-size="14pt" officeooo:rsid="0034cc4e" style:font-size-asian="14pt" style:font-size-complex="14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e0c1d" style:font-size-asian="14pt" style:font-weight-asian="bold" style:font-size-complex="14pt"/>
    </style:style>
    <style:style style:name="T9" style:family="text">
      <style:text-properties fo:font-size="14pt" fo:font-weight="bold" officeooo:rsid="0033336c" style:font-size-asian="14pt" style:font-weight-asian="bold"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weight="normal" officeooo:rsid="0022f2f7" style:font-size-asian="14pt" style:font-weight-asian="normal" style:font-size-complex="14pt" style:font-weight-complex="normal"/>
    </style:style>
    <style:style style:name="T12" style:family="text">
      <style:text-properties fo:color="#000000" loext:opacity="100%"/>
    </style:style>
    <style:style style:name="T13" style:family="text">
      <style:text-properties fo:color="#000000" loext:opacity="100%" fo:font-size="14pt" fo:font-weight="bold" style:font-size-asian="14pt" style:font-weight-asian="bold" style:font-size-complex="14pt"/>
    </style:style>
    <style:style style:name="T14" style:family="text">
      <style:text-properties fo:color="#000000" loext:opacity="100%" fo:font-size="14pt" fo:font-weight="bold" officeooo:rsid="001e0c1d" style:font-size-asian="14pt" style:font-weight-asian="bold" style:font-size-complex="14pt"/>
    </style:style>
    <style:style style:name="T15" style:family="text">
      <style:text-properties fo:color="#000000" loext:opacity="100%" fo:font-weight="normal" officeooo:rsid="0025030e" style:font-weight-asian="normal" style:font-weight-complex="normal"/>
    </style:style>
    <style:style style:name="T16" style:family="text">
      <style:text-properties fo:color="#000000" loext:opacity="100%" fo:font-weight="normal" officeooo:rsid="00380c36" style:font-weight-asian="normal" style:font-weight-complex="normal"/>
    </style:style>
    <style:style style:name="T17" style:family="text">
      <style:text-properties fo:color="#000000" loext:opacity="100%" fo:font-weight="bold" officeooo:rsid="0025030e" style:font-weight-asian="bold" style:font-weight-complex="bold"/>
    </style:style>
    <style:style style:name="T18" style:family="text">
      <style:text-properties fo:color="#000000" loext:opacity="100%" officeooo:rsid="0025030e"/>
    </style:style>
    <style:style style:name="T19" style:family="text">
      <style:text-properties fo:color="#000000" loext:opacity="100%" officeooo:rsid="0025030e" style:font-weight-complex="bold"/>
    </style:style>
    <style:style style:name="T20" style:family="text">
      <style:text-properties fo:color="#000000" loext:opacity="100%" officeooo:rsid="00380c36"/>
    </style:style>
    <style:style style:name="T21" style:family="text">
      <style:text-properties fo:font-variant="normal" fo:text-transform="none" fo:font-size="14pt" style:font-size-asian="14pt" style:font-size-complex="14pt"/>
    </style:style>
    <style:style style:name="T22" style:family="text">
      <style:text-properties fo:font-variant="normal" fo:text-transform="none" fo:font-size="14pt" officeooo:rsid="001e0c1d" style:font-size-asian="14pt" style:font-size-complex="14pt"/>
    </style:style>
    <style:style style:name="T23" style:family="text">
      <style:text-properties fo:font-variant="normal" fo:text-transform="none" fo:font-size="14pt" officeooo:rsid="0033336c" style:font-size-asian="14pt" style:font-size-complex="14pt"/>
    </style:style>
    <style:style style:name="T24" style:family="text">
      <style:text-properties officeooo:rsid="001e0c1d"/>
    </style:style>
    <style:style style:name="T25" style:family="text">
      <style:text-properties style:font-name="Times New Roman" fo:language="ru" fo:country="RU" style:font-name-asian="Times New Roman" style:font-name-complex="Times New Roman" style:language-complex="ar" style:country-complex="SA"/>
    </style:style>
    <style:style style:name="T26" style:family="text">
      <style:text-properties style:font-name="Times New Roman" fo:language="ru" fo:country="RU" officeooo:rsid="001e0c1d" style:font-name-asian="Times New Roman" style:font-name-complex="Times New Roman" style:language-complex="ar" style:country-complex="SA"/>
    </style:style>
    <style:style style:name="T27" style:family="text">
      <style:text-properties style:font-name="Times New Roman" fo:language="ru" fo:country="RU" officeooo:rsid="0027f1fd" style:font-name-asian="Times New Roman" style:font-name-complex="Times New Roman" style:language-complex="ar" style:country-complex="SA"/>
    </style:style>
    <style:style style:name="T28" style:family="text">
      <style:text-properties style:font-name="Times New Roman" fo:language="ru" fo:country="RU" officeooo:rsid="0035d5b9" style:font-name-asian="Times New Roman" style:font-name-complex="Times New Roman" style:language-complex="ar" style:country-complex="SA"/>
    </style:style>
    <style:style style:name="T29" style:family="text">
      <style:text-properties style:font-name="Times New Roman" fo:language="ru" fo:country="RU" officeooo:rsid="00380c36" style:font-name-asian="Times New Roman" style:font-name-complex="Times New Roman" style:language-complex="ar" style:country-complex="SA"/>
    </style:style>
    <style:style style:name="T30" style:family="text">
      <style:text-properties style:font-name="Times New Roman" fo:language="ru" fo:country="RU" fo:font-weight="normal" officeooo:rsid="002db308" style:font-name-asian="Times New Roman" style:font-weight-asian="normal" style:font-name-complex="Times New Roman" style:language-complex="ar" style:country-complex="SA" style:font-weight-complex="normal"/>
    </style:style>
    <style:style style:name="T31" style:family="text">
      <style:text-properties style:font-name="Times New Roman" fo:language="ru" fo:country="RU" fo:font-weight="normal" officeooo:rsid="002f5b20" style:font-name-asian="Times New Roman" style:font-weight-asian="normal" style:font-name-complex="Times New Roman" style:language-complex="ar" style:country-complex="SA" style:font-weight-complex="normal"/>
    </style:style>
    <style:style style:name="T32" style:family="text">
      <style:text-properties style:font-name="Times New Roman" fo:language="ru" fo:country="RU" fo:font-weight="normal" officeooo:rsid="0038bfd5" style:font-name-asian="Times New Roman" style:font-weight-asian="normal" style:font-name-complex="Times New Roman" style:language-complex="ar" style:country-complex="SA" style:font-weight-complex="normal"/>
    </style:style>
    <style:style style:name="T33" style:family="text">
      <style:text-properties style:use-window-font-color="true" loext:opacity="0%" style:font-name="Times New Roman" fo:language="ru" fo:country="RU" style:font-name-asian="Times New Roman" style:font-name-complex="Times New Roman" style:language-complex="ar" style:country-complex="SA"/>
    </style:style>
    <style:style style:name="T34" style:family="text">
      <style:text-properties style:use-window-font-color="true" loext:opacity="0%" style:font-name="Times New Roman" fo:language="ru" fo:country="RU" officeooo:rsid="001fc26f" style:font-name-asian="Times New Roman" style:font-name-complex="Times New Roman" style:language-complex="ar" style:country-complex="SA"/>
    </style:style>
    <style:style style:name="T35" style:family="text">
      <style:text-properties style:use-window-font-color="true" loext:opacity="0%" style:font-name="Times New Roman" fo:language="ru" fo:country="RU" officeooo:rsid="00380c36" style:font-name-asian="Times New Roman" style:font-name-complex="Times New Roman" style:language-complex="ar" style:country-complex="SA"/>
    </style:style>
    <style:style style:name="T36" style:family="text">
      <style:text-properties officeooo:rsid="0022f2f7"/>
    </style:style>
    <style:style style:name="T37" style:family="text">
      <style:text-properties officeooo:rsid="00262302"/>
    </style:style>
    <style:style style:name="T38" style:family="text">
      <style:text-properties officeooo:rsid="0026972b"/>
    </style:style>
    <style:style style:name="T39" style:family="text">
      <style:text-properties officeooo:rsid="002c9db6"/>
    </style:style>
    <style:style style:name="T40" style:family="text">
      <style:text-properties officeooo:rsid="0033336c"/>
    </style:style>
    <style:style style:name="T41" style:family="text">
      <style:text-properties officeooo:rsid="0034cc4e"/>
    </style:style>
    <style:style style:name="T42" style:family="text">
      <style:text-properties officeooo:rsid="0035d5b9"/>
    </style:style>
    <style:style style:name="T43" style:family="text">
      <style:text-properties officeooo:rsid="0036ad38"/>
    </style:style>
    <style:style style:name="T44" style:family="text">
      <style:text-properties officeooo:rsid="00380c36"/>
    </style:style>
    <style:style style:name="T45" style:family="text">
      <style:text-properties officeooo:rsid="0038bf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3"><text:span text:style-name="T7">Кафедра </text:span><text:span text:style-name="T8">МО ЭВМ</text:span></text:p>
      <text:p text:style-name="P4"/>
      <text:p text:style-name="P4"/>
      <text:p text:style-name="P6"/>
      <text:p text:style-name="P6"/>
      <text:p text:style-name="P6"/>
      <text:p text:style-name="P6"/>
      <text:p text:style-name="P6"/>
      <text:p text:style-name="P28"><text:span text:style-name="Название_20_книги"><text:span text:style-name="T1">отчет</text:span></text:span></text:p>
      <text:p text:style-name="P3"><text:span text:style-name="T7">по лабораторной работе </text:span><text:span text:style-name="T8">№</text:span><text:span text:style-name="T9">2</text:span></text:p>
      <text:p text:style-name="P3"><text:span text:style-name="T7">по дисциплине </text:span><text:span text:style-name="T13">«</text:span><text:span text:style-name="T14">Операционные системы</text:span><text:span text:style-name="T13">»</text:span></text:p>
      <text:p text:style-name="P3"><text:span text:style-name="Название_20_книги"><text:span text:style-name="T21">Тема: «</text:span></text:span><text:span text:style-name="Название_20_книги"><text:span text:style-name="T22">Исследование </text:span></text:span><text:span text:style-name="Название_20_книги"><text:span text:style-name="T23">интерфейсов программных </text:span></text:span><text:span text:style-name="Название_20_книги"><text:span text:style-name="T22">модулей»</text:span></text:span></text:p>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4">Студент гр. </text:span><text:span text:style-name="T5">9383</text:span></text:p>
          </table:table-cell>
          <table:table-cell table:style-name="Table1.B1" office:value-type="string">
            <text:p text:style-name="P7"/>
          </table:table-cell>
          <table:table-cell table:style-name="Table1.A1" office:value-type="string">
            <text:p text:style-name="P10">Ноздрин В.Я.</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text:span text:style-name="T26">Ефремов</text:span> <text:span text:style-name="T24">М</text:span>.<text:span text:style-name="T24">А</text:span>.</text:p>
          </table:table-cell>
        </table:table-row>
      </table:table>
      <text:p text:style-name="P8"/>
      <text:p text:style-name="P8"/>
      <text:p text:style-name="P8">Санкт-Петербург</text:p>
      <text:p text:style-name="P11">20<text:span text:style-name="T24">20</text:span></text:p>
      <text:p text:style-name="P27">Цель работы.</text:p>
      <text:p text:style-name="P24">Исследование <text:span text:style-name="T40">интерфейса управляющей программы и загрузочных модулей</text:span>. <text:span text:style-name="T40">Этот интерфейс состоит в передаче запускаемой программе управляющего блока, содержащего адреса и системные данные. Так загрузчик строит префикс сегмента программы (PSP) и помещает его адрес в сегментный регистр. Исследование префикса сегмента програмы (PSP) и среды, передаваемой программе.</text:span></text:p>
      <text:p text:style-name="P23"/>
      <text:p text:style-name="P18"><text:span text:style-name="T34">Задание</text:span>.</text:p>
      <text:p text:style-name="P41"><text:span text:style-name="T40">Для выполнения лабораторной работы необходимо написать и отладить программный модуль типа .COM, который выбирает и распечатывает следующую информацию:</text:span></text:p>
      <text:p text:style-name="P42">1) Сегментный адрес недоступной памяти, взятый из PSP, в шестнадцатеричном виде.</text:p>
      <text:p text:style-name="P42">2) Сегментный адрес среду, передаваемой программе, в шестнадцатеричном виде.</text:p>
      <text:p text:style-name="P42">3) <text:span text:style-name="T41">Хвост командной строки в символьном виде.</text:span></text:p>
      <text:p text:style-name="P43">4) Содержимое области среды в символьном виде</text:p>
      <text:p text:style-name="P43">5) Путь загружаемого модуля.</text:p>
      <text:p text:style-name="P43">Сохраните результаты, полученные программой, и включите их в отчет.</text:p>
      <text:p text:style-name="P22"/>
      <text:p text:style-name="P18">Основные теоретические положения.</text:p>
      <text:p text:style-name="P44"><text:span text:style-name="T6">При начальной загрузке программы формируется PSP, который рахмещается в начале первого сегмента программы. PSP занимает 256 байт и располагается с адреса кратного границе сегмента. При загрузке модулей типа .COM все сегментные регистры указывают <text:s/>на адрес PSP. При загрузке модуля типа .EXE сегментные регистры DS и ES указывают на PSP. Именно по этой причине значения этих регистров в модуле .EXE следует переопределять.</text:span></text:p>
      <text:p text:style-name="P45"><text:span text:style-name="T11">Ф</text:span><text:span text:style-name="T10">ормат PSP:</text:span></text:p>
      <table:table table:name="Table" table:style-name="Table">
        <table:table-column table:style-name="Table.A"/>
        <table:table-column table:style-name="Table.B"/>
        <table:table-column table:style-name="Table.C"/>
        <text:soft-page-break/>
        <table:table-row table:style-name="TableLine94691554085600">
          <table:table-cell table:style-name="Table.A1" office:value-type="string">
            <text:p text:style-name="P51">Смещение</text:p>
          </table:table-cell>
          <table:table-cell table:style-name="Table.A1" office:value-type="string">
            <text:p text:style-name="P51">Длина поля (байт)</text:p>
          </table:table-cell>
          <table:table-cell table:style-name="Table.A1" office:value-type="string">
            <text:p text:style-name="P51">Содержимое поля</text:p>
          </table:table-cell>
        </table:table-row>
        <table:table-row table:style-name="TableLine94691554085600">
          <table:table-cell table:style-name="Table.A1" office:value-type="string">
            <text:p text:style-name="P53">0</text:p>
          </table:table-cell>
          <table:table-cell table:style-name="Table.A1" office:value-type="string">
            <text:p text:style-name="P53">2</text:p>
          </table:table-cell>
          <table:table-cell table:style-name="Table.A1" office:value-type="string">
            <text:p text:style-name="P54">Int 20h</text:p>
          </table:table-cell>
        </table:table-row>
        <table:table-row table:style-name="TableLine94691554085600">
          <table:table-cell table:style-name="Table.A1" office:value-type="string">
            <text:p text:style-name="P53">2</text:p>
          </table:table-cell>
          <table:table-cell table:style-name="Table.A1" office:value-type="string">
            <text:p text:style-name="P53">2</text:p>
          </table:table-cell>
          <table:table-cell table:style-name="Table.A1" office:value-type="string">
            <text:p text:style-name="P54">Сегментный адрес первого байта недоступной памяти. Программе не должна модифицировать содержимое памяти за этим адресом.</text:p>
          </table:table-cell>
        </table:table-row>
        <table:table-row table:style-name="TableLine94691554085600">
          <table:table-cell table:style-name="Table.A1" office:value-type="string">
            <text:p text:style-name="P53">4</text:p>
          </table:table-cell>
          <table:table-cell table:style-name="Table.A1" office:value-type="string">
            <text:p text:style-name="P53">6</text:p>
          </table:table-cell>
          <table:table-cell table:style-name="Table.A1" office:value-type="string">
            <text:p text:style-name="P54">Зарезервировано</text:p>
          </table:table-cell>
        </table:table-row>
        <table:table-row table:style-name="TableLine94691554085600">
          <table:table-cell table:style-name="Table.A1" office:value-type="string">
            <text:p text:style-name="P53">0Ah(10)</text:p>
          </table:table-cell>
          <table:table-cell table:style-name="Table.A1" office:value-type="string">
            <text:p text:style-name="P53">4</text:p>
          </table:table-cell>
          <table:table-cell table:style-name="Table.A1" office:value-type="string">
            <text:p text:style-name="P54">Вектор прерывания 22h (IP,CS)</text:p>
          </table:table-cell>
        </table:table-row>
        <table:table-row table:style-name="TableLine94691554085600">
          <table:table-cell table:style-name="Table.A1" office:value-type="string">
            <text:p text:style-name="P53">0Eh(14)</text:p>
          </table:table-cell>
          <table:table-cell table:style-name="Table.A1" office:value-type="string">
            <text:p text:style-name="P53">4</text:p>
          </table:table-cell>
          <table:table-cell table:style-name="Table.A1" office:value-type="string">
            <text:p text:style-name="P54">Вектор прерывания 23h (IP,CS)</text:p>
          </table:table-cell>
        </table:table-row>
        <table:table-row table:style-name="TableLine94691554085600">
          <table:table-cell table:style-name="Table.A1" office:value-type="string">
            <text:p text:style-name="P53">12h(18)</text:p>
          </table:table-cell>
          <table:table-cell table:style-name="Table.A1" office:value-type="string">
            <text:p text:style-name="P53">4</text:p>
          </table:table-cell>
          <table:table-cell table:style-name="Table.A1" office:value-type="string">
            <text:p text:style-name="P54">Вектор прерывания 24h (IP,CS)</text:p>
          </table:table-cell>
        </table:table-row>
        <table:table-row table:style-name="TableLine94691554085600">
          <table:table-cell table:style-name="Table.A1" office:value-type="string">
            <text:p text:style-name="P53">2Ch(44)</text:p>
          </table:table-cell>
          <table:table-cell table:style-name="Table.A1" office:value-type="string">
            <text:p text:style-name="P53">2</text:p>
          </table:table-cell>
          <table:table-cell table:style-name="Table.A1" office:value-type="string">
            <text:p text:style-name="P54">Сегментный адрес среды, передаваемой программе.</text:p>
          </table:table-cell>
        </table:table-row>
        <table:table-row table:style-name="TableLine94691554085600">
          <table:table-cell table:style-name="Table.A1" office:value-type="string">
            <text:p text:style-name="P53">5Ch</text:p>
          </table:table-cell>
          <table:table-cell table:style-name="Table.A1" office:value-type="string">
            <text:p text:style-name="P52"/>
          </table:table-cell>
          <table:table-cell table:style-name="Table.A1" office:value-type="string">
            <text:p text:style-name="P54">Область формируется как стандартный неоткрытый блок управления файлом (FCB)</text:p>
          </table:table-cell>
        </table:table-row>
        <table:table-row table:style-name="TableLine94691554085600">
          <table:table-cell table:style-name="Table.A1" office:value-type="string">
            <text:p text:style-name="P53">6Ch</text:p>
          </table:table-cell>
          <table:table-cell table:style-name="Table.A1" office:value-type="string">
            <text:p text:style-name="P52"/>
          </table:table-cell>
          <table:table-cell table:style-name="Table.A1" office:value-type="string">
            <text:p text:style-name="P54">Область формируется как стандартный неоткрытый блок управления файлом (FCB). Перекрывается, если FCB с адреса 5Ch открыт.</text:p>
          </table:table-cell>
        </table:table-row>
        <table:table-row table:style-name="TableLine94691554085600">
          <table:table-cell table:style-name="Table.A1" office:value-type="string">
            <text:p text:style-name="P53">80h</text:p>
          </table:table-cell>
          <table:table-cell table:style-name="Table.A1" office:value-type="string">
            <text:p text:style-name="P53">1</text:p>
          </table:table-cell>
          <table:table-cell table:style-name="Table.A1" office:value-type="string">
            <text:p text:style-name="P54">Число символов в хвосте командной строки</text:p>
          </table:table-cell>
        </table:table-row>
        <table:table-row table:style-name="TableLine94691554085600">
          <table:table-cell table:style-name="Table.A1" office:value-type="string">
            <text:p text:style-name="P53">81h</text:p>
          </table:table-cell>
          <table:table-cell table:style-name="Table.A1" office:value-type="string">
            <text:p text:style-name="P52"/>
          </table:table-cell>
          <table:table-cell table:style-name="Table.A1" office:value-type="string">
            <text:p text:style-name="P54">Хвост командной строки – последовательнос тьсимволов после имени вызываемого модуля.</text:p>
          </table:table-cell>
        </table:table-row>
      </table:table>
      <text:p text:style-name="P38">Область среды содержит последовательность символьных строк вида:</text:p>
      <text:p text:style-name="P39">имя=параметр</text:p>
      <text:p text:style-name="P50">Каждая строка завершается байтом нулей.</text:p>
      <text:p text:style-name="P40">В первой строке указывается имя COMSPEC, которая определяет используемый командный процессор и путь к COMMAND.COM. Следующие строки содержат информацию, задаваемую командами PATH, PROMPR, SET.</text:p>
      <text:p text:style-name="P40">Среда заканчивается также байтом нулей. Таким образом, два нулевый байта являются признаком конца переменных среды. Затем идут два байта, содержащих 00h, 01h, после которых располагается маршрут загруженной программы. Маршрут также заканчивается байтом 00h.</text:p>
      <text:p text:style-name="P17"><text:span text:style-name="T36">Выполнение работы</text:span>.</text:p>
      <text:p text:style-name="P47"><text:span text:style-name="T17">Шаг 1.</text:span><text:span text:style-name="T12"> </text:span><text:span text:style-name="T18">Написан текст исходного .COM модуля lab</text:span><text:span text:style-name="T20">2</text:span><text:span text:style-name="T18">.asm</text:span><text:span text:style-name="T12">. </text:span></text:p>
      <text:p text:style-name="P48"><text:span text:style-name="T19">Шаг 2.</text:span><text:span text:style-name="T15"> </text:span><text:span text:style-name="T16">Модуль скомпилирован и отлажен. Результаты работы сохранены и занесены в отчет</text:span><text:span text:style-name="T15">.</text:span></text:p>
      <text:p text:style-name="P19">Используемые функции</text:p>
      <text:p text:style-name="P20">TETR_TO_HEX – функция, переводящая <text:span text:style-name="T33">десятичную цифру</text:span> в код символа.</text:p>
      <text:p text:style-name="P20">BYTE_TO_HEX – функция, переводящая байт в шестнадцатеричной системе счисления в код символа.</text:p>
      <text:p text:style-name="P20"><text:soft-page-break/>WRD_TO_HEX – функция, переводящая шестнадцатеричное число в символьный код.</text:p>
      <text:p text:style-name="P21">BYTE_TO_DEC – ф<text:span text:style-name="T37">ункция, переводящая <text:s/></text:span>байт в шестнадцатеричной системе счисления в <text:span text:style-name="T37">символьныый код десятичной системы счисления.</text:span></text:p>
      <text:p text:style-name="P20">PRINT_STRING – ф<text:span text:style-name="T38">ункция, выводящая строку на экран</text:span></text:p>
      <text:p text:style-name="P20"><text:span text:style-name="T35">UMA</text:span> – ф<text:span text:style-name="T38">ункция, </text:span><text:span text:style-name="T35">выводящая </text:span><text:span text:style-name="T44">на экран информацию о недоступной памяти.</text:span></text:p>
      <text:p text:style-name="P49"><text:span text:style-name="T35">ENV_A</text:span> – ф<text:span text:style-name="T38">ункция, выводящая на экран </text:span><text:span text:style-name="T44">информацию о среде</text:span><text:span text:style-name="T38">.</text:span></text:p>
      <text:p text:style-name="P49"><text:span text:style-name="T35">C_TAIL</text:span> – ф<text:span text:style-name="T38">ункция, выводящая на экран </text:span><text:span text:style-name="T44">хвост командной строки в символьном виде</text:span><text:span text:style-name="T38">.</text:span></text:p>
      <text:p text:style-name="P49"><text:span text:style-name="T35">ENV_C</text:span> – ф<text:span text:style-name="T38">ункция, выводящая на экран </text:span><text:span text:style-name="T44">содержимое области среды и путь до выполняемого модуля</text:span><text:span text:style-name="T38">.</text:span></text:p>
      <text:p text:style-name="P49"/>
      <text:p text:style-name="P17"><text:span text:style-name="T36">Контрольные вопросы</text:span>.</text:p>
      <text:p text:style-name="P30"><text:span text:style-name="T42">Сегментный адрес недоступной памяти</text:span></text:p>
      <text:list xml:id="list1267883370" text:style-name="L2">
        <text:list-item>
          <text:p text:style-name="P34"><text:span text:style-name="T42">На какую область памяти указывает адрес недоступной памяти?</text:span></text:p>
        </text:list-item>
      </text:list>
      <text:p text:style-name="P12"><text:span text:style-name="T44">Адрес недоступной памяти указывает на </text:span><text:span text:style-name="T29">область памяти, которую программа не должна изменять</text:span><text:span text:style-name="T25">.</text:span></text:p>
      <text:list xml:id="list155032877499164" text:continue-numbering="true" text:style-name="L2">
        <text:list-item>
          <text:p text:style-name="P34"><text:span text:style-name="T42">Где расположен этот адрес по отношению области памяти, отведенной программе?</text:span></text:p>
        </text:list-item>
      </text:list>
      <text:p text:style-name="P35"><text:span text:style-name="T44">Адрес недоступной памяти указывает на первый байт следующий за памятью, отведенной под программу</text:span><text:span text:style-name="T25">.</text:span></text:p>
      <text:list xml:id="list155031637309732" text:continue-numbering="true" text:style-name="L2">
        <text:list-item>
          <text:p text:style-name="P34"><text:span text:style-name="T28">Можно ли в эту область памяти писать</text:span>?</text:p>
        </text:list-item>
      </text:list>
      <text:p text:style-name="P13"><text:span text:style-name="T44">В область недоступной памяти писать можно, потому что в MS DOS отсутствует контроль доступа к памяти</text:span><text:span text:style-name="T39">.</text:span></text:p>
      <text:p text:style-name="P29"><text:span text:style-name="T42">Среда</text:span><text:span text:style-name="T27"> </text:span><text:span text:style-name="T28">передаваемая программе</text:span></text:p>
      <text:list xml:id="list4167587216" text:style-name="L3">
        <text:list-item>
          <text:p text:style-name="P33"><text:span text:style-name="T43">Что такое среда</text:span>?</text:p>
        </text:list-item>
      </text:list>
      <text:p text:style-name="P14"><text:span text:style-name="T44">Среда это область памяти, хранящая переменные среды в виде строк символов вида «имя=парамметр»</text:span>. <text:span text:style-name="T44">В этих переменных записана информация о состоянии </text:span><text:soft-page-break/><text:span text:style-name="T44">системы, такая как путь к домашней директории, путь к модулю COMMAND.COM, данные об используемом команднои процессоре и другое.</text:span></text:p>
      <text:list xml:id="list155033331980646" text:continue-numbering="true" text:style-name="L3">
        <text:list-item>
          <text:p text:style-name="P33"><text:span text:style-name="T43">Когда создается среда</text:span>? <text:span text:style-name="T43">Перед запуском приложения или в другое время?</text:span></text:p>
        </text:list-item>
      </text:list>
      <text:p text:style-name="P15"><text:span text:style-name="T44">Среда создается при загрузке операционной системы</text:span>. <text:span text:style-name="T44">При запуске программы среда копируется в его адресное пространство.</text:span></text:p>
      <text:list xml:id="list155031496105466" text:continue-numbering="true" text:style-name="L3">
        <text:list-item>
          <text:p text:style-name="P33"><text:span text:style-name="T43">Откуда берется инфомация, записываемая в среду</text:span>?</text:p>
        </text:list-item>
      </text:list>
      <text:p text:style-name="P36"><text:span text:style-name="T32">Информация, записываемая в среду берется из системного файла AUTOEXEC.BAT</text:span><text:span text:style-name="T31">.</text:span></text:p>
      <text:p text:style-name="P23"/>
      <text:p text:style-name="P17">Выводы.</text:p>
      <text:p text:style-name="P37">В процессе выполнения лабораторной работы был изучен <text:span text:style-name="T45">интерфейс управляющей программы и загрузочных модулей, порефикс сегмента программы PSP и передаваемая программе среда.</text:span></text:p>
      <text:p text:style-name="P31"><text:span text:style-name="Название_20_книги"><text:span text:style-name="T2">Приложение А.<text:line-break/>Исходный КОД.</text:span></text:span></text:p>
      <text:p text:style-name="P16"><text:span text:style-name="Название_20_книги"><text:span text:style-name="T3"/></text:span></text:p>
      <text:p text:style-name="P25">Название файла: lab<text:span text:style-name="T43">2.</text:span>asm</text:p>
      <text:p text:style-name="P26">TESTPC <text:s/>SEGMENT</text:p>
      <text:p text:style-name="P26"><text:s text:c="8"/>ASSUME CS:TESTPC, DS:TESTPC, ES:NOTHING, SS:NOTHING</text:p>
      <text:p text:style-name="P26"><text:s text:c="8"/>ORG 100H</text:p>
      <text:p text:style-name="P26">START: <text:s/>JMP BEGIN</text:p>
      <text:p text:style-name="P26">; DATA</text:p>
      <text:p text:style-name="P26">UNAVAILABLE_MEMORY_ADDRESS <text:s/>DB 'Unavailable memory address: <text:s text:c="9"/>' <text:s text:c="5"/>,0DH,0AH,'$'</text:p>
      <text:p text:style-name="P26">ENV_ADDRESS <text:s text:c="16"/>DB 'Environment segment address: <text:s text:c="9"/>' <text:s text:c="4"/>,0DH,0AH,'$'</text:p>
      <text:p text:style-name="P26">COMMAND_TAIL <text:s text:c="15"/>DB 'Command tail: <text:s text:c="29"/>',0DH,0AH,'$'</text:p>
      <text:p text:style-name="P26">COMMAND_TAIL_EMPTY <text:s text:c="9"/>DB 'Command tail: empty' <text:s text:c="23"/>,0DH,0AH,'$'</text:p>
      <text:p text:style-name="P26">ENV_CONTENT <text:s text:c="16"/>DB 'Environment segment content:' <text:s text:c="14"/>,0DH,0AH,'$'</text:p>
      <text:p text:style-name="P26">MODULE_PATH <text:s text:c="16"/>DB 'Module path:' <text:s text:c="30"/>,0DH,0AH,'$'</text:p>
      <text:p text:style-name="P26">END_STRING <text:s text:c="17"/>DB 0DH, 0AH, '$'</text:p>
      <text:p text:style-name="P26"/>
      <text:p text:style-name="P26">; PROCEDURES</text:p>
      <text:p text:style-name="P26">;------------------------------------------------------------------------------</text:p>
      <text:p text:style-name="P26">TETR_TO_HEX PROC near</text:p>
      <text:p text:style-name="P26"><text:s text:c="4"/>AND <text:s text:c="4"/>AL, 0Fh</text:p>
      <text:p text:style-name="P26"><text:s text:c="4"/>CMP <text:s text:c="4"/>AL, 09</text:p>
      <text:p text:style-name="P26"><text:s text:c="4"/>jbe <text:s text:c="4"/>NEXT</text:p>
      <text:p text:style-name="P26"><text:s text:c="4"/>ADD <text:s text:c="4"/>AL, 07</text:p>
      <text:p text:style-name="P26">NEXT: <text:s text:c="3"/></text:p>
      <text:p text:style-name="P26"><text:s text:c="4"/>ADD <text:s text:c="4"/>AL, 30h</text:p>
      <text:p text:style-name="P26"><text:s text:c="4"/>RET</text:p>
      <text:p text:style-name="P26"><text:soft-page-break/>TETR_TO_HEX ENDP</text:p>
      <text:p text:style-name="P26">;------------------------------------------------------------------------------</text:p>
      <text:p text:style-name="P26">BYTE_TO_HEX PROC near</text:p>
      <text:p text:style-name="P26"><text:s text:c="4"/>PUSH <text:s text:c="3"/>CX</text:p>
      <text:p text:style-name="P26"><text:s text:c="4"/>MOV <text:s text:c="4"/>AH, AL</text:p>
      <text:p text:style-name="P26"><text:s text:c="4"/>CALL <text:s text:c="3"/>TETR_TO_HEX</text:p>
      <text:p text:style-name="P26"><text:s text:c="4"/>XCHG <text:s text:c="3"/>AL, AH</text:p>
      <text:p text:style-name="P26"><text:s text:c="4"/>MOV <text:s text:c="4"/>CL, 4</text:p>
      <text:p text:style-name="P26"><text:s text:c="4"/>shr <text:s text:c="4"/>AL, CL</text:p>
      <text:p text:style-name="P26"><text:s text:c="4"/>CALL <text:s text:c="3"/>TETR_TO_HEX</text:p>
      <text:p text:style-name="P26"><text:s text:c="4"/>POP <text:s text:c="4"/>CX</text:p>
      <text:p text:style-name="P26"><text:s text:c="4"/>RET</text:p>
      <text:p text:style-name="P26">BYTE_TO_HEX ENDP</text:p>
      <text:p text:style-name="P26">;------------------------------------------------------------------------------</text:p>
      <text:p text:style-name="P26">WRD_TO_HEX <text:s/>PROC near</text:p>
      <text:p text:style-name="P26"><text:s text:c="4"/>PUSH <text:s text:c="3"/>BX</text:p>
      <text:p text:style-name="P26"><text:s text:c="4"/>MOV <text:s text:c="4"/>BH, AH</text:p>
      <text:p text:style-name="P26"><text:s text:c="4"/>CALL <text:s text:c="3"/>BYTE_TO_HEX</text:p>
      <text:p text:style-name="P26"><text:s text:c="4"/>MOV <text:s text:c="4"/>[DI], AH</text:p>
      <text:p text:style-name="P26"><text:s text:c="4"/>DEC <text:s text:c="4"/>DI</text:p>
      <text:p text:style-name="P26"><text:s text:c="4"/>MOV <text:s text:c="4"/>[DI], AL</text:p>
      <text:p text:style-name="P26"><text:s text:c="4"/>DEC <text:s text:c="4"/>DI</text:p>
      <text:p text:style-name="P26"><text:s text:c="4"/>MOV <text:s text:c="4"/>AL, BH</text:p>
      <text:p text:style-name="P26"><text:s text:c="4"/>CALL <text:s text:c="3"/>BYTE_TO_HEX</text:p>
      <text:p text:style-name="P26"><text:s text:c="4"/>MOV <text:s text:c="4"/>[DI], AH</text:p>
      <text:p text:style-name="P26"><text:s text:c="4"/>DEC <text:s text:c="4"/>DI</text:p>
      <text:p text:style-name="P26"><text:s text:c="4"/>MOV <text:s text:c="4"/>[DI], AL</text:p>
      <text:p text:style-name="P26"><text:s text:c="4"/>POP <text:s text:c="4"/>BX</text:p>
      <text:p text:style-name="P26"><text:s text:c="4"/>RET</text:p>
      <text:p text:style-name="P26">WRD_TO_HEX <text:s/>ENDP</text:p>
      <text:p text:style-name="P26">;------------------------------------------------------------------------------</text:p>
      <text:p text:style-name="P26"><text:soft-page-break/>BYTE_TO_DEC PROC near</text:p>
      <text:p text:style-name="P26"><text:s text:c="4"/>PUSH <text:s text:c="3"/>CX</text:p>
      <text:p text:style-name="P26"><text:s text:c="4"/>PUSH <text:s text:c="3"/>DX</text:p>
      <text:p text:style-name="P26"><text:s text:c="4"/>XOR <text:s text:c="4"/>AH, AH</text:p>
      <text:p text:style-name="P26"><text:s text:c="4"/>XOR <text:s text:c="4"/>DX, DX</text:p>
      <text:p text:style-name="P26"><text:s text:c="4"/>MOV <text:s text:c="4"/>CX, 10</text:p>
      <text:p text:style-name="P26">LOOP_BD:</text:p>
      <text:p text:style-name="P26"><text:s text:c="4"/>DIV <text:s text:c="4"/>CX</text:p>
      <text:p text:style-name="P26"><text:s text:c="4"/>OR <text:s text:c="5"/>DL, 30h</text:p>
      <text:p text:style-name="P26"><text:s text:c="4"/>MOV <text:s text:c="4"/>[SI], DL</text:p>
      <text:p text:style-name="P26"><text:s text:c="4"/>DEC <text:s text:c="4"/>SI</text:p>
      <text:p text:style-name="P26"><text:s text:c="4"/>XOR <text:s text:c="4"/>DX, DX</text:p>
      <text:p text:style-name="P26"><text:s text:c="4"/>CMP <text:s text:c="4"/>AX, 10</text:p>
      <text:p text:style-name="P26"><text:s text:c="4"/>jae <text:s text:c="4"/>LOOP_BD</text:p>
      <text:p text:style-name="P26"><text:s text:c="4"/>CMP <text:s text:c="4"/>AL, 00h</text:p>
      <text:p text:style-name="P26"><text:s text:c="4"/>je <text:s text:c="5"/>END_1</text:p>
      <text:p text:style-name="P26"><text:s text:c="4"/>OR <text:s text:c="5"/>AL, 30h</text:p>
      <text:p text:style-name="P26"><text:s text:c="4"/>MOV <text:s text:c="4"/>[SI], AL</text:p>
      <text:p text:style-name="P26">END_1:</text:p>
      <text:p text:style-name="P26"><text:s text:c="4"/>POP <text:s text:c="4"/>DX</text:p>
      <text:p text:style-name="P26"><text:s text:c="4"/>POP <text:s text:c="4"/>CX</text:p>
      <text:p text:style-name="P26"><text:s text:c="4"/>RET</text:p>
      <text:p text:style-name="P26">BYTE_TO_DEC ENDP</text:p>
      <text:p text:style-name="P26">;------------------------------------------------------------------------------</text:p>
      <text:p text:style-name="P26">;------------------------------------------------------------------------------</text:p>
      <text:p text:style-name="P26">PRINT_STRING PROC near</text:p>
      <text:p text:style-name="P26"><text:s text:c="4"/>PUSH <text:s text:c="3"/>AX</text:p>
      <text:p text:style-name="P26"><text:s text:c="4"/>MOV <text:s text:c="4"/>ah, 09h</text:p>
      <text:p text:style-name="P26"><text:s text:c="4"/>INT <text:s text:c="4"/>21h</text:p>
      <text:p text:style-name="P26"><text:s text:c="4"/>POP <text:s text:c="4"/>AX</text:p>
      <text:p text:style-name="P26"><text:s text:c="4"/>RET</text:p>
      <text:p text:style-name="P26">PRINT_STRING ENDP</text:p>
      <text:p text:style-name="P26"><text:soft-page-break/>;------------------------------------------------------------------------------</text:p>
      <text:p text:style-name="P26">UMA PROC near</text:p>
      <text:p text:style-name="P26"><text:s text:c="4"/>PUSH <text:s text:c="3"/>AX</text:p>
      <text:p text:style-name="P26"><text:s text:c="4"/>PUSH <text:s text:c="3"/>DI</text:p>
      <text:p text:style-name="P26"><text:s text:c="4"/>MOV <text:s text:c="4"/>AX, DS:[02h]</text:p>
      <text:p text:style-name="P26"><text:s text:c="4"/>MOV <text:s text:c="4"/>DI, offset UNAVAILABLE_MEMORY_ADDRESS</text:p>
      <text:p text:style-name="P26"><text:s text:c="4"/>ADD <text:s text:c="4"/>DI, 30</text:p>
      <text:p text:style-name="P26"><text:s text:c="4"/>CALL <text:s text:c="3"/>WRD_TO_HEX</text:p>
      <text:p text:style-name="P26"><text:s text:c="4"/>MOV <text:s text:c="4"/>DX, offset UNAVAILABLE_MEMORY_ADDRESS</text:p>
      <text:p text:style-name="P26"><text:s text:c="4"/>CALL <text:s text:c="3"/>PRINT_STRING</text:p>
      <text:p text:style-name="P26"><text:s text:c="4"/>POP <text:s text:c="4"/>DI</text:p>
      <text:p text:style-name="P26"><text:s text:c="4"/>POP <text:s text:c="4"/>AX</text:p>
      <text:p text:style-name="P26"><text:s text:c="4"/>RET</text:p>
      <text:p text:style-name="P26">UMA ENDP</text:p>
      <text:p text:style-name="P26">;------------------------------------------------------------------------------</text:p>
      <text:p text:style-name="P26">ENV_A PROC near</text:p>
      <text:p text:style-name="P26"><text:s text:c="4"/>PUSH <text:s text:c="3"/>AX</text:p>
      <text:p text:style-name="P26"><text:s text:c="4"/>PUSH <text:s text:c="3"/>CX</text:p>
      <text:p text:style-name="P26"><text:s text:c="4"/>PUSH <text:s text:c="3"/>DI</text:p>
      <text:p text:style-name="P26"><text:s text:c="4"/>MOV <text:s text:c="4"/>AX, DS:[2Ch]</text:p>
      <text:p text:style-name="P26"><text:s text:c="4"/>MOV <text:s text:c="4"/>DI, offset ENV_ADDRESS</text:p>
      <text:p text:style-name="P26"><text:s text:c="4"/>ADD <text:s text:c="4"/>DI, 32</text:p>
      <text:p text:style-name="P26"><text:s text:c="4"/>CALL <text:s text:c="3"/>WRD_TO_HEX</text:p>
      <text:p text:style-name="P26"><text:s text:c="4"/>MOV <text:s text:c="4"/>DX, offset ENV_ADDRESS</text:p>
      <text:p text:style-name="P26"><text:s text:c="4"/>CALL <text:s text:c="3"/>PRINT_STRING</text:p>
      <text:p text:style-name="P26"><text:s text:c="4"/>POP <text:s text:c="4"/>DI</text:p>
      <text:p text:style-name="P26"><text:s text:c="4"/>POP <text:s text:c="4"/>CX</text:p>
      <text:p text:style-name="P26"><text:s text:c="4"/>POP <text:s text:c="4"/>AX</text:p>
      <text:p text:style-name="P26"><text:s text:c="4"/>RET</text:p>
      <text:p text:style-name="P26">ENV_A ENDP</text:p>
      <text:p text:style-name="P26">;------------------------------------------------------------------------------</text:p>
      <text:p text:style-name="P26"><text:soft-page-break/>C_TAIL PROC near</text:p>
      <text:p text:style-name="P26"><text:s text:c="4"/>XOR <text:s text:c="4"/>CX, CX</text:p>
      <text:p text:style-name="P26"><text:s text:c="4"/>MOV <text:s text:c="4"/>CL, DS:[80h]</text:p>
      <text:p text:style-name="P26"><text:s text:c="4"/>MOV <text:s text:c="4"/>SI, offset COMMAND_TAIL</text:p>
      <text:p text:style-name="P26"><text:s text:c="4"/>ADD <text:s text:c="4"/>SI, 15</text:p>
      <text:p text:style-name="P26"><text:s text:c="4"/>CMP <text:s text:c="4"/>CL, 0h</text:p>
      <text:p text:style-name="P26"><text:s text:c="4"/>je <text:s text:c="5"/>EMPTY</text:p>
      <text:p text:style-name="P26"><text:s text:c="4"/>XOR <text:s text:c="4"/>DI, DI</text:p>
      <text:p text:style-name="P26"><text:s text:c="4"/>XOR <text:s text:c="4"/>AX, AX</text:p>
      <text:p text:style-name="P26">READ:</text:p>
      <text:p text:style-name="P26"><text:s text:c="4"/>MOV <text:s text:c="4"/>AL, DS:[81h+DI]</text:p>
      <text:p text:style-name="P26"><text:s text:c="4"/>INC <text:s text:c="4"/>DI</text:p>
      <text:p text:style-name="P26"><text:s text:c="4"/>MOV <text:s text:c="4"/>[SI], AL</text:p>
      <text:p text:style-name="P26"><text:s text:c="4"/>INC <text:s text:c="4"/>SI</text:p>
      <text:p text:style-name="P26"><text:s text:c="4"/>LOOP <text:s text:c="3"/>READ</text:p>
      <text:p text:style-name="P26"><text:s text:c="4"/>MOV <text:s text:c="4"/>DX, offset COMMAND_TAIL</text:p>
      <text:p text:style-name="P26"><text:s text:c="4"/>jmp <text:s text:c="4"/>PRINT_TAIL</text:p>
      <text:p text:style-name="P26">EMPTY:</text:p>
      <text:p text:style-name="P26"><text:s text:c="4"/>MOV <text:s text:c="4"/>DX, offset COMMAND_TAIL_EMPTY</text:p>
      <text:p text:style-name="P26">PRINT_TAIL:</text:p>
      <text:p text:style-name="P26"><text:s text:c="4"/>CALL <text:s text:c="3"/>PRINT_STRING</text:p>
      <text:p text:style-name="P26"><text:s text:c="4"/>RET</text:p>
      <text:p text:style-name="P26">C_TAIL ENDP</text:p>
      <text:p text:style-name="P26">;------------------------------------------------------------------------------</text:p>
      <text:p text:style-name="P26">ENV_C PROC near</text:p>
      <text:p text:style-name="P26"><text:s text:c="4"/>MOV <text:s text:c="4"/>DX, offset ENV_CONTENT</text:p>
      <text:p text:style-name="P26"><text:s text:c="4"/>CALL <text:s text:c="3"/>PRINT_STRING</text:p>
      <text:p text:style-name="P26"><text:s text:c="4"/>XOR <text:s text:c="4"/>DI, DI</text:p>
      <text:p text:style-name="P26"><text:s text:c="4"/>MOV <text:s text:c="4"/>DS, DS:[2Ch]</text:p>
      <text:p text:style-name="P26">READ_STRING: <text:s text:c="3"/></text:p>
      <text:p text:style-name="P26"><text:s text:c="4"/>CMP <text:s text:c="4"/>byte ptr [DI], 00h</text:p>
      <text:p text:style-name="P26"><text:s text:c="4"/>jz <text:s text:c="5"/>END_CONTENT</text:p>
      <text:p text:style-name="P26"><text:s text:c="4"/>MOV <text:s text:c="4"/>DL, [DI]</text:p>
      <text:p text:style-name="P26"><text:soft-page-break/><text:s text:c="4"/>MOV <text:s text:c="4"/>AH, 02h</text:p>
      <text:p text:style-name="P26"><text:s text:c="4"/>INT <text:s text:c="4"/>21h</text:p>
      <text:p text:style-name="P26"><text:s text:c="4"/>jmp <text:s text:c="4"/>FIND</text:p>
      <text:p text:style-name="P26">END_CONTENT:</text:p>
      <text:p text:style-name="P26"><text:s text:c="4"/>CMP <text:s text:c="4"/>byte ptr [DI+1], 00h</text:p>
      <text:p text:style-name="P26"><text:s text:c="4"/>jz <text:s text:c="5"/>FIND</text:p>
      <text:p text:style-name="P26"><text:s text:c="4"/>PUSH <text:s text:c="3"/>DS</text:p>
      <text:p text:style-name="P26"><text:s text:c="4"/>MOV <text:s text:c="4"/>CX, CS</text:p>
      <text:p text:style-name="P26"><text:s text:c="4"/>MOV <text:s text:c="4"/>DS, CX</text:p>
      <text:p text:style-name="P26"><text:s text:c="4"/>MOV <text:s text:c="4"/>DX, offset END_STRING</text:p>
      <text:p text:style-name="P26"><text:s text:c="4"/>CALL <text:s text:c="3"/>PRINT_STRING</text:p>
      <text:p text:style-name="P26"><text:s text:c="4"/>POP <text:s text:c="4"/>DS</text:p>
      <text:p text:style-name="P26">FIND:</text:p>
      <text:p text:style-name="P26"><text:s text:c="4"/>INC <text:s text:c="4"/>DI</text:p>
      <text:p text:style-name="P26"><text:s text:c="4"/>CMP <text:s text:c="4"/>word ptr [DI], 0001h</text:p>
      <text:p text:style-name="P26"><text:s text:c="4"/>jz <text:s text:c="5"/>PATH</text:p>
      <text:p text:style-name="P26"><text:s text:c="4"/>jmp <text:s text:c="4"/>READ_STRING</text:p>
      <text:p text:style-name="P26">PATH:</text:p>
      <text:p text:style-name="P26"><text:s text:c="4"/>PUSH <text:s text:c="3"/>DS</text:p>
      <text:p text:style-name="P26"><text:s text:c="4"/>MOV <text:s text:c="4"/>AX, CS</text:p>
      <text:p text:style-name="P26"><text:s text:c="4"/>MOV <text:s text:c="4"/>DS, AX</text:p>
      <text:p text:style-name="P26"><text:s text:c="4"/>MOV <text:s text:c="4"/>DX, offset MODULE_PATH</text:p>
      <text:p text:style-name="P26"><text:s text:c="4"/>CALL <text:s text:c="3"/>PRINT_STRING</text:p>
      <text:p text:style-name="P26"><text:s text:c="4"/>POP <text:s text:c="4"/>DS</text:p>
      <text:p text:style-name="P26"><text:s text:c="4"/>ADD <text:s text:c="4"/>DI, 2</text:p>
      <text:p text:style-name="P26">LOOP_PATH:</text:p>
      <text:p text:style-name="P26"><text:s text:c="4"/>CMP <text:s text:c="4"/>byte ptr [DI], 00h</text:p>
      <text:p text:style-name="P26"><text:s text:c="4"/>jz <text:s text:c="5"/>EXIT</text:p>
      <text:p text:style-name="P26"><text:s text:c="4"/>MOV <text:s text:c="4"/>DL, [DI]</text:p>
      <text:p text:style-name="P26"><text:s text:c="4"/>MOV <text:s text:c="4"/>AH, 02h</text:p>
      <text:p text:style-name="P26"><text:s text:c="4"/>INT <text:s text:c="4"/>21h</text:p>
      <text:p text:style-name="P26"><text:s text:c="4"/>INC <text:s text:c="4"/>DI</text:p>
      <text:p text:style-name="P26"><text:s text:c="4"/>jmp <text:s text:c="4"/>LOOP_PATH</text:p>
      <text:p text:style-name="P26">EXIT:</text:p>
      <text:p text:style-name="P26"><text:soft-page-break/><text:s text:c="4"/>RET</text:p>
      <text:p text:style-name="P26">ENV_C ENDP</text:p>
      <text:p text:style-name="P26">;------------------------------------------------------------------------------</text:p>
      <text:p text:style-name="P26">; CODE</text:p>
      <text:p text:style-name="P26">BEGIN:</text:p>
      <text:p text:style-name="P26">; TASK</text:p>
      <text:p text:style-name="P26"><text:s text:c="4"/>XOR <text:s text:c="4"/>AX, AX</text:p>
      <text:p text:style-name="P26"><text:s text:c="4"/>CALL <text:s text:c="3"/>UMA</text:p>
      <text:p text:style-name="P26"><text:s text:c="4"/>CALL <text:s text:c="3"/>ENV_A</text:p>
      <text:p text:style-name="P26"><text:s text:c="4"/>CALL <text:s text:c="3"/>C_TAIL</text:p>
      <text:p text:style-name="P26"><text:s text:c="4"/>CALL <text:s text:c="3"/>ENV_C</text:p>
      <text:p text:style-name="P26">; EXIT TO MS_DOS</text:p>
      <text:p text:style-name="P26"><text:s text:c="4"/>XOR <text:s text:c="4"/>AL, AL</text:p>
      <text:p text:style-name="P26"><text:s text:c="4"/>MOV <text:s text:c="4"/>AH, 4Ch</text:p>
      <text:p text:style-name="P26"><text:s text:c="4"/>INT <text:s text:c="4"/>21h</text:p>
      <text:p text:style-name="P26"/>
      <text:p text:style-name="P26">TESTPC <text:s text:c="3"/>ENDS</text:p>
      <text:p text:style-name="P26"><text:s text:c="4"/>END START <text:s text:c="2"/>; конец модуля, START - точка входа</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loext:opacity="1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0.5in" fo:margin-right="0in" fo:margin-top="0.1945in" fo:margin-bottom="0.1945in" style: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style: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style:contextual-spacing="true" fo:text-indent="0in" style:auto-text-indent="false"/>
    </style:style>
    <style:style style:name="ConsPlusNormal" style:family="paragraph">
      <style:paragraph-properties fo:margin-left="0in" fo:margin-right="0in" fo:orphans="0" fo:widows="0" fo:text-indent="0.5in" style:auto-text-indent="false" style:text-autospace="none" style:writing-mode="lr-tb"/>
      <style:text-properties style:use-window-font-color="true" loext:opacity="0%"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style:writing-mode="lr-tb"/>
      <style:text-properties fo:color="#000000" loext:opacity="1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1945in" fo:margin-bottom="0in" style:contextual-spacing="false" fo:line-height="0.1902in"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in" fo:margin-bottom="0.139in" style:contextual-spacing="false" fo:line-height="115%" fo:orphans="2" fo:widows="2" style:writing-mode="lr-tb"/>
      <style:text-properties fo:color="#000000" loext:opacity="1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writing-mode="lr-tb"/>
      <style:text-properties style:use-window-font-color="true" loext:opacity="0%" style:text-position="-4%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in" fo:margin-bottom="0.0835in" style: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in" fo:margin-bottom="0.0835in" style: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0.4307in" fo:border="none" style:shadow="none" style:writing-mode="lr-tb"/>
      <style:text-properties fo:color="#000000" loext:opacity="1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1929in" fo:text-align="justify" style:justify-single-word="false" fo:orphans="0" fo:widows="0" fo:padding="0.4307in" fo:border="none" style:shadow="none" style:writing-mode="lr-tb"/>
      <style:text-properties fo:color="#000000" loext:opacity="1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1945in" fo:margin-bottom="0.1945in" style: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style: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style: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style: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loext:opacity="100%"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loext:opacity="10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loext:opacity="100%"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4"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7"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1</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ОЕКТ ЛЭТИ</dc:title>
    <dc:subject/>
    <meta:keyword/>
    <meta:initial-creator>SAP</meta:initial-creator>
    <meta:creation-date>2015-11-10T19:52:00</meta:creation-date>
    <dc:date>2021-03-03T15:50:31.128398335</dc:date>
    <meta:print-date>2015-07-17T12:06:00</meta:print-date>
    <meta:editing-cycles>8</meta:editing-cycles>
    <meta:editing-duration>PT4H5M43S</meta:editing-duration>
    <meta:generator>LibreOffice/7.0.4.2$Linux_X86_64 LibreOffice_project/00$Build-2</meta:generator>
    <meta:document-statistic meta:table-count="2" meta:image-count="0" meta:object-count="0" meta:page-count="12" meta:paragraph-count="300" meta:word-count="1190" meta:character-count="9864" meta:non-whitespace-character-count="7649"/>
  </office:meta>
</office:document-meta>
</file>